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9.787625">
            <text:p>649.787625</text:p>
          </table:table-cell>
          <table:table-cell office:value-type="float" office:value="657.062282">
            <text:p>657.062282</text:p>
          </table:table-cell>
          <table:table-cell office:value-type="float" office:value="652.400873">
            <text:p>652.400873</text:p>
          </table:table-cell>
          <table:table-cell office:value-type="float" office:value="647.893607">
            <text:p>647.893607</text:p>
          </table:table-cell>
          <table:table-cell office:value-type="float" office:value="647.558641">
            <text:p>647.558641</text:p>
          </table:table-cell>
          <table:table-cell office:value-type="float" office:value="643.231333">
            <text:p>643.231333</text:p>
          </table:table-cell>
          <table:table-cell office:value-type="float" office:value="643.980794">
            <text:p>643.980794</text:p>
          </table:table-cell>
          <table:table-cell office:value-type="float" office:value="644.04157">
            <text:p>644.041570</text:p>
          </table:table-cell>
          <table:table-cell office:value-type="float" office:value="646.647771">
            <text:p>646.647771</text:p>
          </table:table-cell>
          <table:table-cell office:value-type="float" office:value="641.669638">
            <text:p>641.669638</text:p>
          </table:table-cell>
          <table:table-cell office:value-type="float" office:value="1">
            <text:p>1</text:p>
          </table:table-cell>
          <table:table-cell table:formula="oooc:=AVERAGE([.B2:.K2])" office:value-type="float" office:value="647.4274134">
            <text:p>647.427413</text:p>
          </table:table-cell>
          <table:table-cell table:style-name="ce1" office:value-type="float" office:value="1">
            <text:p>1</text:p>
          </table:table-cell>
          <table:table-cell table:formula="oooc:=[.$M12]/[.M2]" office:value-type="float" office:value="1.00264060551749">
            <text:p>1.002641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4.699805">
            <text:p>414.699805</text:p>
          </table:table-cell>
          <table:table-cell office:value-type="float" office:value="415.090853">
            <text:p>415.090853</text:p>
          </table:table-cell>
          <table:table-cell office:value-type="float" office:value="415.138852">
            <text:p>415.138852</text:p>
          </table:table-cell>
          <table:table-cell office:value-type="float" office:value="410.942798">
            <text:p>410.942798</text:p>
          </table:table-cell>
          <table:table-cell office:value-type="float" office:value="422.233636">
            <text:p>422.233636</text:p>
          </table:table-cell>
          <table:table-cell office:value-type="float" office:value="416.44591">
            <text:p>416.445910</text:p>
          </table:table-cell>
          <table:table-cell office:value-type="float" office:value="412.815661">
            <text:p>412.815661</text:p>
          </table:table-cell>
          <table:table-cell office:value-type="float" office:value="416.854752">
            <text:p>416.854752</text:p>
          </table:table-cell>
          <table:table-cell office:value-type="float" office:value="424.987347">
            <text:p>424.987347</text:p>
          </table:table-cell>
          <table:table-cell office:value-type="float" office:value="407.859848">
            <text:p>407.859848</text:p>
          </table:table-cell>
          <table:table-cell office:value-type="float" office:value="2">
            <text:p>2</text:p>
          </table:table-cell>
          <table:table-cell table:formula="oooc:=AVERAGE([.B3:.K3])" office:value-type="float" office:value="415.7069462">
            <text:p>415.706946</text:p>
          </table:table-cell>
          <table:table-cell table:style-name="ce1" office:value-type="float" office:value="2">
            <text:p>2</text:p>
          </table:table-cell>
          <table:table-cell table:formula="oooc:=[.$M12]/[.M3]" office:value-type="float" office:value="1.56152554036876">
            <text:p>1.561526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.567512">
            <text:p>264.567512</text:p>
          </table:table-cell>
          <table:table-cell office:value-type="float" office:value="254.341024">
            <text:p>254.341024</text:p>
          </table:table-cell>
          <table:table-cell office:value-type="float" office:value="254.520715">
            <text:p>254.520715</text:p>
          </table:table-cell>
          <table:table-cell office:value-type="float" office:value="255.17514">
            <text:p>255.175140</text:p>
          </table:table-cell>
          <table:table-cell office:value-type="float" office:value="256.714725">
            <text:p>256.714725</text:p>
          </table:table-cell>
          <table:table-cell office:value-type="float" office:value="253.872427">
            <text:p>253.872427</text:p>
          </table:table-cell>
          <table:table-cell office:value-type="float" office:value="252.946388">
            <text:p>252.946388</text:p>
          </table:table-cell>
          <table:table-cell office:value-type="float" office:value="254.986908">
            <text:p>254.986908</text:p>
          </table:table-cell>
          <table:table-cell office:value-type="float" office:value="255.867895">
            <text:p>255.867895</text:p>
          </table:table-cell>
          <table:table-cell office:value-type="float" office:value="255.310121">
            <text:p>255.310121</text:p>
          </table:table-cell>
          <table:table-cell office:value-type="float" office:value="4">
            <text:p>4</text:p>
          </table:table-cell>
          <table:table-cell table:formula="oooc:=AVERAGE([.B4:.K4])" office:value-type="float" office:value="255.8302855">
            <text:p>255.830286</text:p>
          </table:table-cell>
          <table:table-cell table:style-name="ce1" office:value-type="float" office:value="4">
            <text:p>4</text:p>
          </table:table-cell>
          <table:table-cell table:formula="oooc:=[.$M12]/[.M4]" office:value-type="float" office:value="2.53737360504959">
            <text:p>2.537374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office:value-type="float" office:value="8">
            <text:p>8</text:p>
          </table:table-cell>
          <table:table-cell table:formula="oooc:=AVERAGE([.B5:.K5])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formula="oooc:=[.$M12]/[.M5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  <table:table-cell office:value-type="float" office:value="12">
            <text:p>12</text:p>
          </table:table-cell>
          <table:table-cell table:formula="oooc:=AVERAGE([.B6:.K6])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formula="oooc:=[.$M12]/[.M6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4.579233">
            <text:p>134.579233</text:p>
          </table:table-cell>
          <table:table-cell office:value-type="float" office:value="134.798242">
            <text:p>134.798242</text:p>
          </table:table-cell>
          <table:table-cell office:value-type="float" office:value="135.303118">
            <text:p>135.303118</text:p>
          </table:table-cell>
          <table:table-cell office:value-type="float" office:value="133.81915">
            <text:p>133.819150</text:p>
          </table:table-cell>
          <table:table-cell office:value-type="float" office:value="132.182474">
            <text:p>132.182474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ooc:=AVERAGE([.B7:.K7])" office:value-type="float" office:value="134.1364434">
            <text:p>134.136443</text:p>
          </table:table-cell>
          <table:table-cell table:style-name="ce1" office:value-type="float" office:value="16">
            <text:p>16</text:p>
          </table:table-cell>
          <table:table-cell table:formula="oooc:=[.$M12]/[.M7]" office:value-type="float" office:value="4.83937845186672">
            <text:p>4.839378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6.441024">
            <text:p>146.441024</text:p>
          </table:table-cell>
          <table:table-cell office:value-type="float" office:value="149.733444">
            <text:p>149.733444</text:p>
          </table:table-cell>
          <table:table-cell table:number-columns-repeated="8"/>
          <table:table-cell office:value-type="float" office:value="32">
            <text:p>32</text:p>
          </table:table-cell>
          <table:table-cell table:formula="oooc:=AVERAGE([.B8:.K8])" office:value-type="float" office:value="148.087234">
            <text:p>148.087234</text:p>
          </table:table-cell>
          <table:table-cell table:style-name="ce1" office:value-type="float" office:value="32">
            <text:p>32</text:p>
          </table:table-cell>
          <table:table-cell table:formula="oooc:=[.$M12]/[.M8]" office:value-type="float" office:value="4.38347719966192">
            <text:p>4.383477</text:p>
          </table:table-cell>
          <table:table-cell table:number-columns-repeated="241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  <table:table-cell office:value-type="float" office:value="40">
            <text:p>40</text:p>
          </table:table-cell>
          <table:table-cell table:formula="oooc:=AVERAGE([.B9:.K9])" office:value-type="float" office:value="0">
            <text:p>#DIV/0!</text:p>
          </table:table-cell>
          <table:table-cell table:style-name="ce1" office:value-type="float" office:value="40">
            <text:p>40</text:p>
          </table:table-cell>
          <table:table-cell table:formula="oooc:=[.$M12]/[.M9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  <table:table-cell office:value-type="float" office:value="48">
            <text:p>48</text:p>
          </table:table-cell>
          <table:table-cell table:formula="oooc:=AVERAGE([.B10:.K10])" office:value-type="float" office:value="0">
            <text:p>#DIV/0!</text:p>
          </table:table-cell>
          <table:table-cell table:style-name="ce1" office:value-type="float" office:value="48">
            <text:p>48</text:p>
          </table:table-cell>
          <table:table-cell table:formula="oooc:=[.$M12]/[.M10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  <table:table-cell office:value-type="float" office:value="64">
            <text:p>64</text:p>
          </table:table-cell>
          <table:table-cell table:formula="oooc:=AVERAGE([.B11:.K11])" office:value-type="float" office:value="0">
            <text:p>#DIV/0!</text:p>
          </table:table-cell>
          <table:table-cell table:style-name="ce1" office:value-type="float" office:value="64">
            <text:p>64</text:p>
          </table:table-cell>
          <table:table-cell table:formula="oooc:=[.$M12]/[.M11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651.428786">
            <text:p>651.428786</text:p>
          </table:table-cell>
          <table:table-cell office:value-type="float" office:value="651.616885">
            <text:p>651.616885</text:p>
          </table:table-cell>
          <table:table-cell office:value-type="float" office:value="648.686698">
            <text:p>648.686698</text:p>
          </table:table-cell>
          <table:table-cell office:value-type="float" office:value="648.800963">
            <text:p>648.800963</text:p>
          </table:table-cell>
          <table:table-cell office:value-type="float" office:value="646.229517">
            <text:p>646.229517</text:p>
          </table:table-cell>
          <table:table-cell office:value-type="float" office:value="651.473511">
            <text:p>651.473511</text:p>
          </table:table-cell>
          <table:table-cell office:value-type="float" office:value="646.250179">
            <text:p>646.250179</text:p>
          </table:table-cell>
          <table:table-cell office:value-type="float" office:value="649.450482">
            <text:p>649.450482</text:p>
          </table:table-cell>
          <table:table-cell office:value-type="float" office:value="645.921935">
            <text:p>645.921935</text:p>
          </table:table-cell>
          <table:table-cell office:value-type="float" office:value="651.511182">
            <text:p>651.511182</text:p>
          </table:table-cell>
          <table:table-cell/>
          <table:table-cell table:formula="oooc:=AVERAGE([.B12:.K12])" office:value-type="float" office:value="649.1370138">
            <text:p>649.137014</text:p>
          </table:table-cell>
          <table:table-cell table:number-columns-repeated="243"/>
        </table:table-row>
        <table:table-row table:style-name="ro2">
          <table:table-cell office:value-type="string">
            <text:p>mkl</text:p>
          </table:table-cell>
          <table:table-cell table:number-columns-repeated="11"/>
          <table:table-cell table:style-name="ce3" table:formula="oooc:=AVERAGE([.B13:.K13])" office:value-type="float" office:value="0">
            <text:p>#DIV/0!</text:p>
          </table:table-cell>
          <table:table-cell table:style-name="ce3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9" table:end-x="0.6827in" table:end-y="0.1362in" draw:z-index="0" draw:style-name="gr1" svg:width="6.6346in" svg:height="5.8634in" svg:x="0.3362in" svg:y="0.0831in">
              <draw:object draw:notify-on-update-of-ranges="Sheet1.L2:Sheet1.L11 Sheet1.M2:Sheet1.M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50" table:end-x="0.4602in" table:end-y="0.0732in" draw:z-index="1" draw:style-name="gr1" svg:width="6.5402in" svg:height="5.5547in" svg:x="0.1433in" svg:y="0.1579in">
              <draw:object draw:notify-on-update-of-ranges="Sheet1.N2:Sheet1.N11 Sheet1.O2:Sheet1.O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03/28/2010</text:date>, <text:time>05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3-28T05:09:36</dc:date>
    <meta:editing-cycles>47</meta:editing-cycles>
    <meta:editing-duration>PT17H24M23S</meta:editing-duration>
    <meta:user-defined meta:name="Info 1"/>
    <meta:user-defined meta:name="Info 2"/>
    <meta:user-defined meta:name="Info 3"/>
    <meta:user-defined meta:name="Info 4"/>
    <meta:document-statistic meta:table-count="3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47265625pt" style:font-size-asian="12.47265625pt" style:font-size-complex="12.47265625pt"/>
    </style:style>
    <style:style style:name="ch3" style:family="chart">
      <style:text-properties fo:font-size="10.574028968811pt" style:font-size-asian="10.574028968811pt" style:font-size-complex="10.574028968811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63491630554199pt" style:font-size-asian="8.63491630554199pt" style:font-size-complex="8.63491630554199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63491630554199pt" style:font-size-asian="8.63491630554199pt" style:font-size-complex="8.63491630554199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3cm" svg:height="14.894cm" chart:class="chart:bar" chart:style-name="ch1">
        <chart:title svg:x="6.28cm" svg:y="0.325cm" chart:style-name="ch2">
          <text:p>Ranger Running Times</text:p>
        </chart:title>
        <chart:subtitle svg:x="5.396cm" svg:y="1.078cm" chart:style-name="ch3">
          <text:p>10000x10000 matrix (70% sparsity)</text:p>
        </chart:subtitle>
        <chart:plot-area chart:style-name="ch4" table:cell-range-address="Sheet1.L2:Sheet1.M11" chart:data-source-has-labels="column" svg:x="0.467cm" svg:y="1.512cm" svg:width="16.042cm" svg:height="12.986cm">
          <chart:axis chart:dimension="x" chart:name="primary-x" chart:style-name="ch5">
            <chart:title svg:x="8.19cm" svg:y="14.223cm" chart:style-name="ch6">
              <text:p>Processes</text:p>
            </chart:title>
            <chart:categories table:cell-range-address="Sheet1.L2:Sheet1.L11"/>
          </chart:axis>
          <chart:axis chart:dimension="y" chart:name="primary-y" chart:style-name="ch7">
            <chart:title svg:x="0.341cm" svg:y="7.868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7.4274134">
                <text:p>647.4274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.7069462">
                <text:p>415.7069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.8302855">
                <text:p>255.830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1364434">
                <text:p>134.1364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.087234">
                <text:p>148.087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485876083374pt" style:font-size-asian="12.485876083374pt" style:font-size-complex="12.485876083374pt"/>
    </style:style>
    <style:style style:name="ch3" style:family="chart">
      <style:text-properties fo:font-size="10.5649719238281pt" style:font-size-asian="10.5649719238281pt" style:font-size-complex="10.5649719238281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64406776428223pt" style:font-size-asian="8.64406776428223pt" style:font-size-complex="8.64406776428223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64406776428223pt" style:font-size-asian="8.64406776428223pt" style:font-size-complex="8.64406776428223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3cm" svg:height="14.11cm" chart:class="chart:line" chart:style-name="ch1">
        <chart:title svg:x="7.381cm" svg:y="0.283cm" chart:style-name="ch2">
          <text:p>Speedup </text:p>
        </chart:title>
        <chart:subtitle svg:x="5.276cm" svg:y="1.046cm" chart:style-name="ch3">
          <text:p>10000x10000 matrix (70% sparsity)</text:p>
        </chart:subtitle>
        <chart:plot-area chart:style-name="ch4" table:cell-range-address="Sheet1.N2:Sheet1.O11" chart:data-source-has-labels="column" svg:x="0.501cm" svg:y="1.654cm" svg:width="15.719cm" svg:height="11.802cm">
          <chart:axis chart:dimension="x" chart:name="primary-x" chart:style-name="ch5">
            <chart:title svg:x="7.867cm" svg:y="13.165cm" chart:style-name="ch6">
              <text:p>Processes</text:p>
            </chart:title>
            <chart:categories table:cell-range-address="Sheet1.N2:Sheet1.N11"/>
          </chart:axis>
          <chart:axis chart:dimension="y" chart:name="primary-y" chart:style-name="ch7">
            <chart:title svg:x="0.37cm" svg:y="7.903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264060551749">
                <text:p>1.00264060551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6152554036876">
                <text:p>1.56152554036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737360504959">
                <text:p>2.53737360504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3937845186672">
                <text:p>4.83937845186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8347719966192">
                <text:p>4.38347719966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